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script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Humor Sans" svg:font-family="'Humor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Humor Sans" fo:font-size="44pt" style:font-size-asian="44pt" style:font-size-complex="44pt"/>
    </style:style>
    <style:style style:name="P2" style:family="paragraph" style:parent-style-name="Standard">
      <style:text-properties style:font-name="Humor Sans" fo:font-size="44pt" officeooo:paragraph-rsid="000c1f35" style:font-size-asian="44pt" style:font-size-complex="4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4pt" officeooo:rsid="000defa9" officeooo:paragraph-rsid="000defa9" style:font-size-asian="24pt" style:font-size-complex="24pt"/>
    </style:style>
    <style:style style:name="P4" style:family="paragraph" style:parent-style-name="Standard">
      <style:text-properties style:font-name="Arial" fo:font-size="15pt" officeooo:paragraph-rsid="000c1f35" style:font-size-asian="15pt" style:font-size-complex="15pt"/>
    </style:style>
    <style:style style:name="P5" style:family="paragraph" style:parent-style-name="Standard">
      <style:text-properties style:font-name="Arial" fo:font-size="15pt" officeooo:rsid="000defa9" officeooo:paragraph-rsid="000defa9" style:font-size-asian="15pt" style:font-size-complex="15pt"/>
    </style:style>
    <style:style style:name="T1" style:family="text">
      <style:text-properties officeooo:rsid="000c1f35"/>
    </style:style>
    <style:style style:name="T2" style:family="text">
      <style:text-properties style:font-name="Comic Sans MS1"/>
    </style:style>
    <style:style style:name="T3" style:family="text">
      <style:text-properties style:font-name="Comic Sans MS1" officeooo:rsid="000c1f35"/>
    </style:style>
    <style:style style:name="T4" style:family="text">
      <style:text-properties style:font-name="Comic Sans MS" officeooo:rsid="000c1f35" style:font-name-asian="Comic Sans MS" style:font-name-complex="Comic Sans M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tters for feyngraph</text:p>
      <text:p text:style-name="P1"/>
      <text:p text:style-name="P2"><text:span text:style-name="T1">T </text:span><text:span text:style-name="T4">μ</text:span><text:span text:style-name="T1"> H Tttt <text:s/></text:span><text:span text:style-name="T3">t t T </text:span></text:p>
      <text:p text:style-name="P2"><text:span text:style-name="T3"/></text:p>
      <text:p text:style-name="P4"/>
      <text:p text:style-name="P5"><text:span text:style-name="T1">t</text:span>his document is simply here to produce the letters that appear in feynGraph.p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mic Sans MS" svg:font-family="'Comic Sans MS'" style:font-family-generic="script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Humor Sans" svg:font-family="'Humor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30T12:15:28</meta:creation-date>
    <dc:date>2014-03-17T08:45:35.916522933</dc:date>
    <meta:editing-duration>PT1M16S</meta:editing-duration>
    <meta:editing-cycles>5</meta:editing-cycles>
    <meta:generator>LibreOffice/4.1.5.3$Linux_X86_64 LibreOffice_project/410m0$Build-3</meta:generator>
    <meta:document-statistic meta:table-count="0" meta:image-count="0" meta:object-count="0" meta:page-count="1" meta:paragraph-count="3" meta:word-count="23" meta:character-count="119" meta:non-whitespace-character-count="97"/>
  </office:meta>
</office:document-meta>
</file>